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dobe Gothic Std B1" svg:font-family="'Adobe Gothic Std B'" style:font-family-generic="swiss" style:font-pitch="variable"/>
    <style:font-face style:name="Adobe Gothic Std B" svg:font-family="'Adobe Gothic Std B'" style:font-adornments="B"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7a44d"/>
    </style:style>
    <style:style style:name="P2" style:family="paragraph" style:parent-style-name="Text_20_body">
      <style:text-properties officeooo:rsid="00083ce7" officeooo:paragraph-rsid="00083ce7"/>
    </style:style>
    <style:style style:name="P3" style:family="paragraph" style:parent-style-name="Text_20_body">
      <style:text-properties style:text-underline-style="solid" style:text-underline-width="auto" style:text-underline-color="font-color" fo:font-weight="bold" officeooo:rsid="00083ce7" officeooo:paragraph-rsid="00083ce7" style:font-weight-asian="bold" style:font-weight-complex="bold"/>
    </style:style>
    <style:style style:name="P4" style:family="paragraph" style:parent-style-name="Text_20_body" style:master-page-name="">
      <loext:graphic-properties draw:fill="none"/>
      <style:paragraph-properties fo:margin-left="0cm" fo:margin-right="0cm" fo:margin-top="0cm" fo:margin-bottom="0.199cm" loext:contextual-spacing="false" fo:line-height="90%" fo:text-indent="0cm" style:auto-text-indent="false" style:page-number="auto"/>
      <style:text-properties officeooo:rsid="00083ce7" officeooo:paragraph-rsid="00083ce7"/>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_20_body">
      <style:text-properties fo:font-style="normal" style:text-underline-style="none" officeooo:rsid="0009f26d" officeooo:paragraph-rsid="0009f26d" style:font-style-asian="normal" style:font-style-complex="normal"/>
    </style:style>
    <style:style style:name="P8" style:family="paragraph" style:parent-style-name="Text_20_body">
      <style:text-properties style:text-underline-style="none" officeooo:rsid="0007a44d" officeooo:paragraph-rsid="0007a44d"/>
    </style:style>
    <style:style style:name="P9" style:family="paragraph" style:parent-style-name="Text_20_body">
      <style:text-properties officeooo:rsid="0009f26d" officeooo:paragraph-rsid="0009f26d"/>
    </style:style>
    <style:style style:name="P10" style:family="paragraph" style:parent-style-name="Heading_20_1">
      <style:text-properties officeooo:rsid="00083ce7" officeooo:paragraph-rsid="00083ce7"/>
    </style:style>
    <style:style style:name="P11" style:family="paragraph" style:parent-style-name="Heading_20_2">
      <style:text-properties officeooo:rsid="00083ce7" officeooo:paragraph-rsid="00083ce7"/>
    </style:style>
    <style:style style:name="P12" style:family="paragraph" style:parent-style-name="Heading_20_2">
      <style:text-properties fo:font-style="normal" style:text-underline-style="none" officeooo:rsid="00083ce7" officeooo:paragraph-rsid="00083ce7" style:font-style-asian="normal" style:font-style-complex="normal"/>
    </style:style>
    <style:style style:name="P13" style:family="paragraph" style:parent-style-name="Heading_20_2">
      <style:text-properties style:text-underline-style="none" officeooo:rsid="0007a44d" officeooo:paragraph-rsid="0007a44d"/>
    </style:style>
    <style:style style:name="P14" style:family="paragraph" style:parent-style-name="Heading_20_2">
      <style:text-properties officeooo:rsid="0009f26d" officeooo:paragraph-rsid="0009f26d"/>
    </style:style>
    <style:style style:name="T1" style:family="text">
      <style:text-properties officeooo:rsid="0007a44d"/>
    </style:style>
    <style:style style:name="T2" style:family="text">
      <style:text-properties style:text-underline-style="solid" style:text-underline-width="auto" style:text-underline-color="font-color" officeooo:rsid="0007a44d"/>
    </style:style>
    <style:style style:name="T3" style:family="text">
      <style:text-properties style:text-underline-style="none"/>
    </style:style>
    <style:style style:name="T4" style:family="text">
      <style:text-properties style:text-underline-style="none" officeooo:rsid="0007a44d"/>
    </style:style>
    <style:style style:name="T5" style:family="text">
      <style:text-properties style:text-underline-style="none" officeooo:rsid="00083ce7"/>
    </style:style>
    <style:style style:name="T6" style:family="text">
      <style:text-properties fo:font-style="normal" style:font-style-asian="normal" style:font-style-complex="normal"/>
    </style:style>
    <style:style style:name="T7" style:family="text">
      <style:text-properties fo:font-style="normal" officeooo:rsid="0009f26d"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09f26d" style:font-style-asian="normal" style:font-style-complex="normal"/>
    </style:style>
    <style:style style:name="T10" style:family="text">
      <style:text-properties fo:font-style="normal" style:text-underline-style="none" fo:font-weight="normal" officeooo:rsid="0009f26d"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55_340687010" text:style-name="Index_20_Link" text:visited-style-name="Index_20_Link">Manager<text:tab/>1</text:a></text:p>
          <text:p text:style-name="P5"><text:a xlink:type="simple" xlink:href="#__RefHeading___Toc149_340687010" text:style-name="Index_20_Link" text:visited-style-name="Index_20_Link">Scouting<text:tab/>1</text:a></text:p>
          <text:p text:style-name="P6"><text:a xlink:type="simple" xlink:href="#__RefHeading___Toc151_340687010" text:style-name="Index_20_Link" text:visited-style-name="Index_20_Link">Player Scouts<text:tab/>1</text:a></text:p>
          <text:p text:style-name="P6"><text:a xlink:type="simple" xlink:href="#__RefHeading___Toc153_340687010" text:style-name="Index_20_Link" text:visited-style-name="Index_20_Link">Youth Scouts<text:tab/>1</text:a></text:p>
        </text:index-body>
      </text:table-of-content>
      <text:p text:style-name="Text_20_body"/>
      <text:h text:style-name="P10" text:outline-level="1"><text:bookmark-start text:name="__RefHeading___Toc155_340687010"/>Manager<text:bookmark-end text:name="__RefHeading___Toc155_340687010"/></text:h>
      <text:p text:style-name="P4">Arguably the single most important member of staff you can hire. Your manager serves to bridge all parts of the club together. Your choice of manager can be the difference between success and failure.</text:p>
      <text:h text:style-name="P11" text:outline-level="2">Hiring a Manager</text:h>
      <text:p text:style-name="P2">When you currently have no manager, you will be prompted to begin work on acquiring a new one as soon as possible. You will be presented with a list of prospective managers, as well as information such as their wage demands, their targets as well as some basic stats which outline their strengths and weaknesses.</text:p>
      <text:p text:style-name="P2">A first indication of the calibre of the manager is their 3 basic stats that are presented to you.</text:p>
      <text:p text:style-name="P3">Tactical Ability<text:span text:style-name="T3">, </text:span>Coaching Ability<text:span text:style-name="T8"> and </text:span><text:span text:style-name="T7">Technical</text:span><text:span text:style-name="T6"> Ability</text:span><text:span text:style-name="T8">.</text:span></text:p>
      <text:h text:style-name="P12" text:outline-level="2">Tactical Ability</text:h>
      <text:p text:style-name="P7">A managers tactical ability dictates his tactical nous during matches. A manager with a high tactical ability will tend to elevate a squads performances above their base ability. Likewise, a manager with a low tactical ability will tend to result in worse performances than the team would be normally be capable of.</text:p>
      <text:h text:style-name="P14" text:outline-level="2">Coaching Ability</text:h>
      <text:p text:style-name="P9">A managers coaching ability dictates how effective he is at maintaining player form, fitness, and also for developing players, how quickly and how much they will develop under his tutelage. A higher value will mean players will generally maintain their form for longer, remain slightly fitter throughout the season, and also younger players will likely develop to a higher level than they otherwise would. On the other hand, a lower value will mean players may struggle to maintain a high level of performance, struggle with fitness and injuries, and also younger players may not develop as much as they perhaps could.</text:p>
      <text:h text:style-name="P14" text:outline-level="2">Technical Ability</text:h>
      <text:p text:style-name="P9">A managers technical ability dictates a broad range of things, such as his personal scouting ability, </text:p>
      <text:h text:style-name="Heading_20_1" text:outline-level="1"><text:bookmark-start text:name="__RefHeading___Toc149_340687010"/><text:soft-page-break/>Scouting<text:bookmark-end text:name="__RefHeading___Toc149_340687010"/></text:h>
      <text:p text:style-name="Text_20_body">Scouting is an important <text:span text:style-name="T1">aspect of finding potential new players for your team, as well as recruiting talented youngsters to your youth teams with the aim of nurturing them into viable first team footballers. Your scouting team is made up of two types of scout, </text:span><text:span text:style-name="T2">Player Scouts</text:span><text:span text:style-name="T4"> and </text:span><text:span text:style-name="T2">Youth Scouts</text:span><text:span text:style-name="T4">.</text:span></text:p>
      <text:h text:style-name="P13" text:outline-level="2"><text:bookmark-start text:name="__RefHeading___Toc151_340687010"/>Player Scouts<text:bookmark-end text:name="__RefHeading___Toc151_340687010"/></text:h>
      <text:p text:style-name="P8">An integral part of your backroom staff, Player Scouts will scour the footballing world looking for potential new players. They will report directly to your manager, and he alone will choose to act upon their information they provide. Although your manager can scout and suggest his own players, having a good bunch of capable scouts can vastly improve the quality of player you can find, and also potentially reduce the cost of such a transfer. A good team of Player Scouts is not to be underestimated and will become vital as your club grows.</text:p>
      <text:h text:style-name="P13" text:outline-level="2"><text:bookmark-start text:name="__RefHeading___Toc153_340687010"/>Youth Scouts<text:bookmark-end text:name="__RefHeading___Toc153_340687010"/></text:h>
      <text:p text:style-name="P1"><text:span text:style-name="T4">Youth Scouts are your grass roots scouts who will bring young players into your Youth Team. </text:span><text:span text:style-name="T5">Having good youth scouts who can bring in promising youngsters is the first step in producing home-grown players. Coupled with good youth facilities, a strong youth system can be a fantastic way to grow your club, but the rewards will take longer to be reaped, and potentially not quite work out as plan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dobe Gothic Std B1" svg:font-family="'Adobe Gothic Std B'" style:font-family-generic="swiss" style:font-pitch="variable"/>
    <style:font-face style:name="Adobe Gothic Std B" svg:font-family="'Adobe Gothic Std B'" style:font-adornments="B"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Gothic Std B" fo:font-family="'Adobe Gothic Std B'" style:font-style-name="B" style:font-family-generic="swiss" style:font-pitch="variable" fo:font-weight="bold"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90%"/>
      <style:text-properties fo:font-size="10pt" officeooo:rsid="0007a44d"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dobe Gothic Std B1" fo:font-family="'Adobe Gothic Std B'" style:font-family-generic="swiss" style:font-pitch="variable" fo:font-size="130%" fo:font-weight="bold" officeooo:rsid="0007a44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dobe Gothic Std B" fo:font-family="'Adobe Gothic Std B'" style:font-style-name="B"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dobe Gothic Std B" fo:font-family="'Adobe Gothic Std B'" style:font-style-name="B"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5:44:17.487000000</meta:creation-date>
    <dc:date>2015-05-03T19:04:28.888000000</dc:date>
    <meta:editing-duration>PT29M55S</meta:editing-duration>
    <meta:editing-cycles>2</meta:editing-cycles>
    <meta:generator>LibreOffice/4.4.2.2$Windows_x86 LibreOffice_project/c4c7d32d0d49397cad38d62472b0bc8acff48dd6</meta:generator>
    <meta:document-statistic meta:table-count="0" meta:image-count="0" meta:object-count="0" meta:page-count="2" meta:paragraph-count="23" meta:word-count="525" meta:character-count="3108" meta:non-whitespace-character-count="2605"/>
  </office:meta>
</office:document-meta>
</file>